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20000013F077275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Heading">
      <style:text-properties fo:font-size="24pt" fo:font-weight="bold" style:font-size-asian="24pt" style:font-weight-asian="bold" style:font-size-complex="24pt" style:font-weight-complex="bold"/>
    </style:style>
    <style:style style:name="P7" style:family="paragraph" style:parent-style-name="Footer">
      <style:paragraph-properties fo:text-align="end" style:justify-single-word="false" fo:padding="0in" fo:border-left="none" fo:border-right="none" fo:border-top="0.0138in solid #000000" fo:border-bottom="none" style:shadow="none"/>
    </style:style>
    <style:style style:name="P8" style:family="paragraph" style:parent-style-name="Header_20_left">
      <style:text-properties fo:font-style="italic" style:font-style-asian="italic" style:font-style-complex="italic"/>
    </style:style>
    <style:style style:name="P9" style:family="paragraph" style:parent-style-name="Header_20_right">
      <style:paragraph-properties fo:text-align="end" style:justify-single-word="false"/>
      <style:text-properties fo:font-style="italic" style:font-style-asian="italic" style:font-style-complex="italic"/>
    </style:style>
    <style:style style:name="P10" style:family="paragraph" style:parent-style-name="Footer">
      <style:paragraph-properties fo:text-align="end"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36pt" fo:font-style="italic" style:font-size-asian="36pt" style:font-style-asian="italic" style:font-size-complex="36pt" style:font-style-complex="italic"/>
    </style:style>
    <style:style style:name="P14" style:family="paragraph" style:parent-style-name="Standard">
      <style:paragraph-properties fo:text-align="center" style:justify-single-word="false"/>
      <style:text-properties fo:font-size="18pt" style:font-size-asian="18pt" style:font-size-complex="18pt"/>
    </style:style>
    <style:style style:name="P15" style:family="paragraph" style:parent-style-name="Body">
      <style:paragraph-properties fo:text-align="center" style:justify-single-word="false" fo:break-before="page"/>
    </style:style>
    <style:style style:name="P16" style:family="paragraph" style:parent-style-name="Frame_20_contents">
      <style:paragraph-properties fo:text-align="center" style:justify-single-word="false"/>
    </style:style>
    <style:style style:name="P17" style:family="paragraph">
      <style:paragraph-properties fo:text-align="center"/>
    </style:style>
    <style:style style:name="P18" style:family="paragraph">
      <style:text-properties fo:font-size="11pt"/>
    </style:style>
    <style:style style:name="P19" style:family="paragraph">
      <style:text-properties fo:font-size="11pt" fo:font-weight="bold"/>
    </style:style>
    <style:style style:name="T1" style:family="text">
      <style:text-properties fo:font-size="11pt" fo:font-weight="bold"/>
    </style:style>
    <style:style style:name="fr1" style:family="graphic" style:parent-style-name="Frame">
      <style:graphic-properties fo:margin-top="1in" fo:margin-bottom="0.0799in" style:wrap="run-through" style:number-wrapped-paragraphs="no-limit" style:vertical-pos="top" style:vertical-rel="paragraph-content" style:horizontal-pos="center" style:horizontal-rel="paragraph-content"/>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svg:stroke-color="#2300dc" draw:fill="solid" draw:fill-color="#2300dc" draw:textarea-horizontal-align="justify" draw:textarea-vertical-align="middle" draw:auto-grow-height="false" fo:min-height="0in" fo:min-width="0in" style:run-through="foreground"/>
    </style:style>
    <style:style style:name="gr5" style:family="graphic">
      <style:graphic-properties svg:stroke-color="#0047ff" draw:fill="solid" draw:fill-color="#0047ff" draw:textarea-horizontal-align="justify" draw:textarea-vertical-align="middle" draw:auto-grow-height="false" fo:min-height="0in" fo:min-width="0in" style:run-through="foreground"/>
    </style:style>
    <style:style style:name="gr6" style:family="graphic">
      <style:graphic-properties svg:stroke-color="#99ccff" draw:textarea-horizontal-align="justify" draw:textarea-vertical-align="middle" draw:auto-grow-height="false" fo:min-height="0in" fo:min-width="0in" style:run-through="foreground"/>
    </style:style>
    <style:style style:name="gr7" style:family="graphic">
      <style:graphic-properties svg:stroke-color="#99ccff" draw:fill="solid" draw:fill-color="#ffffff" draw:textarea-horizontal-align="center" draw:textarea-vertical-align="middle" style:run-through="foreground"/>
    </style:style>
    <style:style style:name="gr8" style:family="graphic">
      <style:graphic-properties svg:stroke-color="#ffffff" draw:fill="solid" draw:fill-color="#ffffff" draw:textarea-horizontal-align="center" draw:textarea-vertical-align="middle" style:run-through="foreground"/>
    </style:style>
    <style:style style:name="gr9" style:family="graphic">
      <style:graphic-properties svg:stroke-color="#99ccff" draw:textarea-horizontal-align="center" draw:textarea-vertical-align="middle" style:run-through="foreground"/>
    </style:style>
    <style:style style:name="gr10" style:family="graphic">
      <style:graphic-properties svg:stroke-color="#0047ff" draw:fill="solid" draw:fill-color="#0047ff" draw:textarea-horizontal-align="center" draw:textarea-vertical-align="middle" style:run-through="foreground"/>
    </style:style>
    <style:style style:name="gr11" style:family="graphic">
      <style:graphic-properties svg:stroke-color="#2300dc" draw:fill="solid" draw:fill-color="#2300dc" draw:textarea-horizontal-align="center" draw:textarea-vertical-align="middle" style:run-through="foreground"/>
    </style:style>
    <style:style style:name="gr1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style:style>
    <style:style style:name="gr14" style:family="graphic">
      <style:graphic-properties svg:stroke-color="#4c4c4c" draw:fill="solid" draw:fill-color="#4c4c4c" draw:textarea-horizontal-align="center" draw:textarea-vertical-align="middle" style:run-through="foreground"/>
    </style:style>
    <style:style style:name="gr15" style:family="graphic">
      <style:graphic-properties svg:stroke-color="#999999" draw:fill="solid" draw:fill-color="#999999" draw:textarea-horizontal-align="center" draw:textarea-vertical-align="middle" style:run-through="foreground"/>
    </style:style>
    <style:style style:name="gr16" style:family="graphic">
      <style:graphic-properties svg:stroke-color="#cccccc" draw:fill="solid" draw:fill-color="#cccccc" draw:textarea-horizontal-align="center" draw:textarea-vertical-align="middle" style:run-through="foreground"/>
    </style:style>
    <style:style style:name="gr17" style:family="graphic">
      <style:graphic-properties draw:stroke="none" svg:stroke-color="#000000" draw:fill="none" draw:fill-color="#ffffff" fo:min-height="0.7118i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CRL-SM-??????</text:p>
      <text:p text:style-name="Standard"/>
      <text:p text:style-name="Standard"/>
      <text:p text:style-name="Standard"/>
      <text:p text:style-name="Standard"/>
      <text:p text:style-name="Standard"/>
      <text:p text:style-name="Standard"/>
      <text:p text:style-name="Standard"/>
      <text:p text:style-name="P13">VisIt User's Manual</text:p>
      <text:p text:style-name="P12"/>
      <text:p text:style-name="P12"/>
      <text:p text:style-name="P12"/>
      <text:p text:style-name="P14">July 2008</text:p>
      <text:p text:style-name="P14"/>
      <text:p text:style-name="P14"/>
      <text:p text:style-name="P14"><draw:frame draw:style-name="fr1" draw:name="Frame1" text:anchor-type="paragraph" svg:width="6.9063in" draw:z-index="4">
     <draw:text-box fo:min-height="3.2752in">
      <text:p text:style-name="P16"><draw:frame draw:style-name="fr2" draw:name="graphics1" text:anchor-type="paragraph" svg:x="5.4925in" svg:y="0.5472in" svg:width="0.3799in" svg:height="0.2902in" draw:z-index="6"><draw:image xlink:href="Pictures/10000201000001A20000013F07727533.png" xlink:type="simple" xlink:show="embed" xlink:actuate="onLoad"/>
       </draw:frame><draw:g text:anchor-type="paragraph" draw:z-index="5" draw:style-name="gr13"><draw:g draw:style-name="gr3"><draw:g draw:style-name="gr3"><draw:g draw:style-name="gr3"><draw:circle draw:style-name="gr14" draw:text-style-name="P17" svg:width="2.2343in" svg:height="2.2343in" draw:transform="skewX (-0.00802851455917243) rotate (0.781383906117714) translate (4.56041666666667in 1.53333333333333in)">
            <text:p/>
           </draw:circle><draw:rect draw:style-name="gr14" draw:text-style-name="P17" svg:width="0.3732in" svg:height="1.1169in" draw:transform="skewX (-0.00872664625996986) rotate (0.781383906117714) translate (4.56041666666667in 1.53333333333333in)">
            <text:p/>
           </draw:rect><draw:rect draw:style-name="gr14" draw:text-style-name="P17" svg:width="0.4197in" svg:height="0.3717in" draw:transform="skewX (-0.00942477796076751) rotate (0.780685774416916) translate (6.67013888888889in 2.06319444444444in)">
            <text:p/>
           </draw:rect>
          </draw:g><draw:g draw:style-name="gr3"><draw:ellipse draw:style-name="gr15" draw:text-style-name="P17" svg:width="1.4894in" svg:height="1.4886in" draw:transform="skewX (-0.00837758040957121) rotate (0.781383906117714) translate (5.08958333333333in 1.53333333333333in)">
            <text:p/>
           </draw:ellipse><draw:rect draw:style-name="gr15" draw:text-style-name="P17" svg:width="0.3717in" svg:height="1.1161in" draw:transform="skewX (-0.00802851455917239) rotate (0.781383906117714) translate (4.82569444444444in 1.27083333333333in)">
            <text:p/>
           </draw:rect><draw:rect draw:style-name="gr15" draw:text-style-name="P17" svg:width="0.7524in" svg:height="0.3732in" draw:transform="skewX (-0.00925024503556814) rotate (0.780860307342116) translate (6.40555555555556in 1.8in)">
            <text:p/>
           </draw:rect>
          </draw:g><draw:g draw:style-name="gr3"><draw:rect draw:style-name="gr16" draw:text-style-name="P17" svg:width="0.3732in" svg:height="1.1169in" draw:transform="skewX (-0.00872664625996986) rotate (0.781383906117714) translate (5.08958333333333in 1.00902777777778in)">
            <text:p/>
           </draw:rect><draw:ellipse draw:style-name="gr16" draw:text-style-name="P17" svg:width="0.7449in" svg:height="0.7441in" draw:transform="skewX (-0.00837758040957121) rotate (0.781383906117714) translate (5.61805555555556in 1.53333333333333in)">
            <text:p/>
           </draw:ellipse><draw:rect draw:style-name="gr16" draw:text-style-name="P17" svg:width="1.1177in" svg:height="0.3717in" draw:transform="skewX (-0.00750491578357416) rotate (0.781383906117714) translate (6.14652777777778in 1.53333333333333in)">
            <text:p/>
           </draw:rect><draw:rect draw:style-name="gr8" draw:text-style-name="P17" svg:width="1.1169in" svg:height="1.1177in" draw:transform="skewX (-0.00802851455917247) rotate (0.781034840267315) translate (5.35347222222222in 0.745833333333333in)">
            <text:p/>
           </draw:rect>
          </draw:g><draw:frame draw:style-name="gr17" draw:text-style-name="P19" svg:width="1.0425in" svg:height="0.7122in" draw:transform="rotate (0.782082037818511) translate (5.67083333333333in 0.95625in)">
           <draw:text-box>
            <text:p text:style-name="P18"><text:span text:style-name="T1">Lawrence</text:span></text:p>
            <text:p text:style-name="P18"><text:span text:style-name="T1">Livermore</text:span></text:p>
            <text:p text:style-name="P18"><text:span text:style-name="T1">National</text:span></text:p>
            <text:p text:style-name="P18"><text:span text:style-name="T1">Laboratory</text:span></text:p>
           </draw:text-box>
          </draw:frame>
         </draw:g><draw:rect draw:style-name="gr8" draw:text-style-name="P17" svg:width="0.387in" svg:height="2.0717in" svg:x="6.9134in" svg:y="0.6382in">
          <text:p/>
         </draw:rect>
        </draw:g><draw:g draw:style-name="gr3"><draw:rect draw:style-name="gr16" draw:text-style-name="P17" svg:width="5.3539in" svg:height="0.3677in" svg:x="0in" svg:y="0.7465in">
          <text:p/>
         </draw:rect><draw:rect draw:style-name="gr15" draw:text-style-name="P17" svg:width="5.1732in" svg:height="0.3713in" svg:x="0in" svg:y="1.1142in">
          <text:p/>
         </draw:rect><draw:rect draw:style-name="gr14" draw:text-style-name="P17" svg:width="5.0248in" svg:height="0.3713in" svg:x="0in" svg:y="1.485in">
          <text:p/>
         </draw:rect>
        </draw:g>
       </draw:g></text:p>
     </draw:text-box>
    </draw:frame>Version 1.10</text:p>
      <text:p text:style-name="P15">DISCLAIMER</text:p>
      <text:p text:style-name="Body">This document was prepared as an account of work sponsored by an agency of the United States government. Neither the United States government nor Lawrence Livermore National Security, LLC, nor any of their employees makes any warranty, expressed or implied, or assumes any legal liability or responsibility for the accuracy, completeness, or usefulness of any information, apparatus, product, or process disclosed, or represents that its use would not infringe privately owned rights. Reference herein to any specific commercial product, process, or service by trade name, trademark, manufacturer, or otherwise does not necessarily constitute or imply its endorsement, recommendation, or favoring by the United States government or Lawrence Livermore National Security, LLC. The views and opinions of authors expressed herein do not necessarily state or reflect those of the United States government or Lawrence Livermore National Security, LLC, and shall not be used for advertising or product endorsement purpos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Body">This work performed under the auspices of the U.S. Department of Energy by Lawrence Livermore National Laboratory under Contract DE-AC52-07NA273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class="text" style:master-page-name="" style:default-outline-level="2">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class="text" style:default-outline-level="3">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class="text" style:master-page-name="" style:default-outline-level="4">
      <style:paragraph-properties fo:margin-left="0.3in" fo:margin-right="0in" fo:margin-top="0.25in" fo:margin-bottom="0.0799in" fo:text-indent="0in" style:auto-text-indent="false">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class="text" style:default-outline-level="5">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class="text" style:default-outline-level="6">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class="text" style:default-outline-level="7">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style>
    <style:style style:name="ChapterTitle" style:family="paragraph" style:parent-style-name="Header" style:class="extra" style:master-page-name="First_20_Page" style:default-outline-level="1">
      <style:paragraph-properties fo:margin-left="0.1354in" fo:margin-right="0in" fo:margin-top="1in" fo:margin-bottom="1in" fo:text-indent="0in"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agraph-properties fo:text-align="center"/>
    </style:style>
    <style:style style:name="P4" style:family="paragraph" style:parent-style-name="Heading">
      <style:text-properties fo:font-size="24pt" fo:font-weight="bold" style:font-size-asian="24pt" style:font-weight-asian="bold" style:font-size-complex="24pt" style:font-weight-complex="bold"/>
    </style:style>
    <style:style style:name="P5" style:family="paragraph" style:parent-style-name="Footer">
      <style:paragraph-properties fo:text-align="end" style:justify-single-word="false" fo:padding="0in" fo:border-left="none" fo:border-right="none" fo:border-top="0.0138in solid #000000" fo:border-bottom="none" style:shadow="none"/>
    </style:style>
    <style:style style:name="P6" style:family="paragraph" style:parent-style-name="Header_20_left">
      <style:text-properties fo:font-style="italic" style:font-style-asian="italic" style:font-style-complex="italic"/>
    </style:style>
    <style:style style:name="P7" style:family="paragraph" style:parent-style-name="Header_20_right">
      <style:paragraph-properties fo:text-align="end" style:justify-single-word="false"/>
      <style:text-properties fo:font-style="italic" style:font-style-asian="italic" style:font-style-complex="italic"/>
    </style:style>
    <style:style style:name="P8" style:family="paragraph" style:parent-style-name="Footer">
      <style:paragraph-properties fo:text-align="end" style:justify-single-word="false"/>
    </style:style>
    <style:style style:name="P9" style:family="paragraph" style:parent-style-name="Standard">
      <style:paragraph-properties fo:text-align="end" style:justify-single-word="false"/>
    </style:style>
    <style:style style:name="P10"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1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svg:stroke-color="#2300dc" draw:fill="solid" draw:fill-color="#2300dc" draw:textarea-horizontal-align="justify" draw:textarea-vertical-align="middle" draw:auto-grow-height="false" fo:min-height="0in" fo:min-width="0in" style:run-through="foreground"/>
    </style:style>
    <style:style style:name="gr6" style:family="graphic">
      <style:graphic-properties svg:stroke-color="#0047ff" draw:fill="solid" draw:fill-color="#0047ff" draw:textarea-horizontal-align="justify" draw:textarea-vertical-align="middle" draw:auto-grow-height="false" fo:min-height="0in" fo:min-width="0in" style:run-through="foreground"/>
    </style:style>
    <style:style style:name="gr7" style:family="graphic">
      <style:graphic-properties svg:stroke-color="#99ccff" draw:textarea-horizontal-align="justify" draw:textarea-vertical-align="middle" draw:auto-grow-height="false" fo:min-height="0in" fo:min-width="0in" style:run-through="foreground"/>
    </style:style>
    <style:style style:name="gr8" style:family="graphic">
      <style:graphic-properties svg:stroke-color="#99ccff" draw:fill="solid" draw:fill-color="#ffffff" draw:textarea-horizontal-align="center" draw:textarea-vertical-align="middle" style:run-through="foreground"/>
    </style:style>
    <style:style style:name="gr9" style:family="graphic">
      <style:graphic-properties svg:stroke-color="#ffffff" draw:fill="solid" draw:fill-color="#ffffff" draw:textarea-horizontal-align="center" draw:textarea-vertical-align="middle" style:run-through="foreground"/>
    </style:style>
    <style:style style:name="gr10" style:family="graphic">
      <style:graphic-properties svg:stroke-color="#99ccff" draw:textarea-horizontal-align="center" draw:textarea-vertical-align="middle" style:run-through="foreground"/>
    </style:style>
    <style:style style:name="gr11" style:family="graphic">
      <style:graphic-properties svg:stroke-color="#0047ff" draw:fill="solid" draw:fill-color="#0047ff" draw:textarea-horizontal-align="center" draw:textarea-vertical-align="middle" style:run-through="foreground"/>
    </style:style>
    <style:style style:name="gr12" style:family="graphic">
      <style:graphic-properties svg:stroke-color="#2300dc" draw:fill="solid" draw:fill-color="#2300dc" draw:textarea-horizontal-align="center" draw:textarea-vertical-align="middle" style:run-through="foregroun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2402in" fo:margin-left="0in" fo:margin-right="0in" fo:margin-top="0.2in" fo:border="none" fo:padding="0in" style:shadow="none"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text:chapter text:display="name" text:outline-level="1"/></text:p>
        <text:p text:style-name="Horizontal_20_Line"/>
      </style:header>
      <style:footer>
        <text:p text:style-name="Horizontal_20_Line"/>
        <text:p text:style-name="P2"><text:page-number text:select-page="current">2</text:page-number></text:p>
      </style:footer>
    </style:master-page>
    <style:master-page style:name="First_20_Page" style:display-name="First Page" style:page-layout-name="pm2" style:next-style-name="Left_20_Page">
      <style:header>
        <text:p text:style-name="Text"><draw:line text:anchor-type="paragraph" draw:z-index="0" draw:style-name="gr1" draw:text-style-name="P3" svg:x1="-35227.7496in" svg:y1="-35227.7496in" svg:x2="-35220.8331in" svg:y2="-35227.7496in">
      <text:p/>
     </draw:line></text:p>
        <text:p text:style-name="P4">Chapter <text:chapter text:display="number" text:outline-level="1"/> <text:s/><text:user-defined text:name="Subdocument Chapter name">Document properties chapter name</text:user-defined></text:p>
        <text:p text:style-name="Text"><draw:line text:anchor-type="paragraph" draw:z-index="1" draw:style-name="gr1" draw:text-style-name="P3" svg:x1="-35227.7496in" svg:y1="-35227.75in" svg:x2="-35220.8295in" svg:y2="-35227.75in">
      <text:p/>
     </draw:line></text:p>
      </style:header>
      <style:footer>
        <text:p text:style-name="P5"><text:page-number text:select-page="current">2</text:page-number></text:p>
      </style:footer>
    </style:master-page>
    <style:master-page style:name="Left_20_Page" style:display-name="Left Page" style:page-layout-name="pm3" style:next-style-name="Right_20_Page">
      <style:header>
        <text:p text:style-name="P6"><text:chapter text:display="name" text:outline-level="1"/></text:p>
      </style:header>
      <style:footer>
        <text:p text:style-name="Footer"><text:page-number text:select-page="current">2</text:page-number></text:p>
      </style:footer>
    </style:master-page>
    <style:master-page style:name="Right_20_Page" style:display-name="Right Page" style:page-layout-name="pm4" style:next-style-name="Left_20_Page">
      <style:header>
        <text:p text:style-name="P7"><text:chapter text:display="name" text:outline-level="1"/></text:p>
      </style:header>
      <style:footer>
        <text:p text:style-name="P8"><text:page-number text:select-page="current">2</text:page-number></text:p>
      </style:footer>
    </style:master-page>
    <style:master-page style:name="Cover_20_Page" style:display-name="Cover Page" style:page-layout-name="pm5" style:next-style-name="First_20_Page">
      <style:header>
        <text:p text:style-name="P9">UCRL-SM-XXXXXX</text:p>
        <text:p text:style-name="Text_20_body"/>
        <text:p text:style-name="Text_20_body"/>
        <text:p text:style-name="Text_20_body"/>
        <text:p text:style-name="Text_20_body"/>
        <text:p text:style-name="Text_20_body"/>
        <text:p text:style-name="Text_20_body"/>
        <text:p text:style-name="Text_20_body"/>
        <text:p text:style-name="P10">VisIt User's Manual</text:p>
        <text:p text:style-name="P11">Version 1.6.1</text:p>
        <text:p text:style-name="P12"><draw:custom-shape text:anchor-type="paragraph" draw:z-index="3" draw:style-name="gr2" draw:text-style-name="P3" svg:width="2.7803in" svg:height="2.7205in" draw:transform="rotate (-2.35619449019309) translate (7.67569444444444in 2.14027777777778in)">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draw:g text:anchor-type="paragraph" draw:z-index="2" draw:style-name="gr3"><draw:g draw:style-name="gr4"><draw:custom-shape draw:style-name="gr5" draw:text-style-name="P3" svg:width="2.7004in" svg:height="2.7004in" draw:transform="rotate (-2.35619449019309) translate (7.67708333333333in 2.23611111111111in)">
        <text:p/>
        <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6" draw:text-style-name="P3" svg:width="2.1287in" svg:height="2.1776in" draw:transform="rotate (-2.35619449019309) translate (7.25625in 2.20972222222222in)">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7" draw:text-style-name="P3" svg:width="1.6024in" svg:height="1.6386in" draw:transform="rotate (-2.35619449019309) translate (6.90555555555556in 2.18611111111111in)">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rect draw:style-name="gr8" draw:text-style-name="P3" svg:width="1.0768in" svg:height="1.0559in" draw:transform="skewX (-0.00139626340159524) rotate (-2.35619449019309) translate (6.51736111111111in 2.16111111111111in)">
        <text:p/>
       </draw:rect><draw:rect draw:style-name="gr9" draw:text-style-name="P3" svg:width="0.9969in" svg:height="1.7323in" svg:x="6.5169in" svg:y="1.8988in">
        <text:p/>
       </draw:rect>
      </draw:g><draw:rect draw:style-name="gr10" draw:text-style-name="P3" svg:width="4.8949in" svg:height="0.2705in" svg:x="0.0161in" svg:y="2.1787in">
       <text:p/>
      </draw:rect><draw:rect draw:style-name="gr11" draw:text-style-name="P3" svg:width="4.7913in" svg:height="0.2906in" svg:x="0.0161in" svg:y="2.4488in">
       <text:p/>
      </draw:rect><draw:rect draw:style-name="gr12" draw:text-style-name="P3" svg:width="4.6358in" svg:height="0.2803in" svg:x="0.0161in" svg:y="2.739in">
       <text:p/>
      </draw:rect>
     </draw:g></text:p>
        <text:p text:style-name="P12">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
  </meta:generator>
    <meta:initial-creator>Brad Whitlock</meta:initial-creator>
    <meta:creation-date>2007-06-27T15:23:54</meta:creation-date>
    <dc:date>2008-05-20T15:58:08</dc:date>
    <dc:language>en-US</dc:language>
    <meta:editing-cycles>7</meta:editing-cycles>
    <meta:editing-duration>PT1H22M51S</meta:editing-duration>
    <meta:template xlink:type="simple" xlink:actuate="onRequest" xlink:href="../../../../.openoffice.org2/user/template/VisIt%20User%20Manual%20Chapter1.ott" xlink:title="VisIt User Manual Chapter" meta:date="2007-06-27T15:23:53"/>
    <meta:user-defined meta:name="Subdocument Chapter name">Document properties chapter name</meta:user-defined>
    <meta:user-defined meta:name="Info 2"/>
    <meta:user-defined meta:name="Info 3"/>
    <meta:user-defined meta:name="Info 4"/>
    <meta:document-statistic meta:table-count="0" meta:image-count="1" meta:object-count="0" meta:page-count="2" meta:paragraph-count="19" meta:word-count="191" meta:character-count="1301"/>
  </office:meta>
</office:document-meta>
</file>